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/>
      <style:text-properties officeooo:rsid="001409d9" officeooo:paragraph-rsid="001409d9"/>
    </style:style>
    <style:style style:name="P2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margin-left="0.921cm" fo:margin-right="0.635cm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</style:style>
    <style:style style:name="P4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  <style:text-properties fo:color="#808080" fo:font-size="7pt" style:font-size-asian="7pt" style:font-name-complex="Arial1" style:font-size-complex="7pt"/>
    </style:style>
    <style:style style:name="P5" style:family="paragraph" style:parent-style-name="Standard">
      <style:paragraph-properties fo:margin-top="0cm" fo:margin-bottom="0.282cm" loext:contextual-spacing="false"/>
      <style:text-properties officeooo:rsid="001409d9" officeooo:paragraph-rsid="001409d9"/>
    </style:style>
    <style:style style:name="P6" style:family="paragraph" style:parent-style-name="Standard">
      <style:paragraph-properties fo:margin-top="0cm" fo:margin-bottom="0.282cm" loext:contextual-spacing="fals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officeooo:paragraph-rsid="0011de59"/>
    </style:style>
    <style:style style:name="P12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13" style:family="paragraph" style:parent-style-name="Text_20_body">
      <style:paragraph-properties fo:margin-top="0cm" fo:margin-bottom="0.247cm" loext:contextual-spacing="false" fo:line-height="120%"/>
    </style:style>
    <style:style style:name="P14" style:family="paragraph" style:parent-style-name="Text_20_body">
      <style:paragraph-properties fo:margin-top="0cm" fo:margin-bottom="0.247cm" loext:contextual-spacing="false" fo:line-height="120%"/>
      <style:text-properties fo:font-weight="bold" officeooo:rsid="001706ef" officeooo:paragraph-rsid="001706ef" style:font-weight-asian="bold" style:font-weight-complex="bold"/>
    </style:style>
    <style:style style:name="P15" style:family="paragraph" style:parent-style-name="Standard" style:master-page-name="Standard">
      <style:paragraph-properties style:page-number="auto"/>
      <style:text-properties fo:language="en" fo:country="US"/>
    </style:style>
    <style:style style:name="P16" style:family="paragraph" style:parent-style-name="Standard">
      <style:paragraph-properties fo:margin-top="0cm" fo:margin-bottom="0.282cm" loext:contextual-spacing="false"/>
      <style:text-properties officeooo:rsid="001409d9" officeooo:paragraph-rsid="001409d9"/>
    </style:style>
    <style:style style:name="P17" style:family="paragraph" style:parent-style-name="Text_20_body">
      <style:paragraph-properties fo:margin-top="0cm" fo:margin-bottom="0.247cm" loext:contextual-spacing="false" fo:line-height="120%"/>
      <style:text-properties officeooo:rsid="001706ef" officeooo:paragraph-rsid="001706ef"/>
    </style:style>
    <style:style style:name="P18" style:family="paragraph" style:parent-style-name="Text_20_body">
      <style:paragraph-properties fo:margin-top="0cm" fo:margin-bottom="0.247cm" loext:contextual-spacing="false" fo:line-height="120%"/>
      <style:text-properties officeooo:rsid="00198e6b" officeooo:paragraph-rsid="00198e6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name-complex="Arial1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font-size="20pt" fo:language="en" fo:country="US" fo:font-weight="normal" officeooo:rsid="0011de59" style:font-size-asian="20pt" style:font-weight-asian="normal" style:font-size-complex="20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1de59"/>
    </style:style>
    <style:style style:name="T9" style:family="text">
      <style:text-properties officeooo:rsid="00198e6b"/>
    </style:style>
  </office:automatic-styles>
  <office:body>
    <office:text>
      <office:forms form:automatic-focus="false" form:apply-design-mode="false"/>
      <text:tracked-changes>
        <text:changed-region xml:id="ct40734560" text:id="ct40734560">
          <text:deletion>
            <office:change-info>
              <dc:creator>François Souliers</dc:creator>
              <dc:date>2016-08-17T21:48:00</dc:date>
            </office:change-info>
            <text:p text:style-name="P1">SRS_EX002</text:p>
          </text:deletion>
        </text:changed-region>
        <text:changed-region xml:id="ct40088320" text:id="ct40088320">
          <text:insertion>
            <office:change-info>
              <dc:creator>François Souliers</dc:creator>
              <dc:date>2016-08-17T21:50:00</dc:date>
            </office:change-info>
          </text:insertion>
        </text:changed-region>
        <text:changed-region xml:id="ct40089296" text:id="ct40089296">
          <text:insertion>
            <office:change-info>
              <dc:creator>François Souliers</dc:creator>
              <dc:date>2016-08-17T21:50:00</dc:date>
            </office:change-info>
          </text:insertion>
        </text:changed-region>
        <text:changed-region xml:id="ct54910400" text:id="ct54910400">
          <text:insertion>
            <office:change-info>
              <dc:creator>François Souliers</dc:creator>
              <dc:date>2016-08-17T22:32:00</dc:date>
            </office:change-info>
          </text:insertion>
        </text:changed-region>
        <text:changed-region xml:id="ct70835056" text:id="ct70835056">
          <text:insertion>
            <office:change-info>
              <dc:creator>François Souliers</dc:creator>
              <dc:date>2016-08-17T2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7"/>
      <text:p text:style-name="P7"/>
      <text:p text:style-name="P8"/>
      <text:p text:style-name="P9"/>
      <text:p text:style-name="P10"><text:span text:style-name="T4">S</text:span><text:span text:style-name="T6">oftware</text:span><text:span text:style-name="T5"> </text:span><text:span text:style-name="T4">R</text:span><text:span text:style-name="T5">equirement </text:span><text:span text:style-name="T4">S</text:span><text:span text:style-name="T5">pecifications</text:span></text:p>
      <text:p text:style-name="P12">Blah blah blah</text:p>
      <text:p text:style-name="P7"/>
      <text:p text:style-name="P11"><text:span text:style-name="T8">S</text:span><text:span text:style-name="T7">RS_EX00</text:span><text:span text:style-name="T8">1</text:span></text:p>
      <text:p text:style-name="P11"><text:span text:style-name="T7">The </text:span><text:span text:style-name="T8">software</text:span><text:span text:style-name="T7"> shall blah blah blah</text:span></text:p>
      <text:p text:style-name="P7"><text:bookmark text:name="_Toc452105420"/></text:p>
      <text:p text:style-name="P6">Well errr … in fact, I write here all the requirements I need to test … but a whole document set should be written soon</text:p>
      <text:p text:style-name="P6"/>
      <text:p text:style-name="P1"><text:change text:change-id="ct40734560"/></text:p>
      <text:p text:style-name="P1"><text:span text:style-name="T9">This requirement has been deleted and must not be detected anymore, even if the modification is not accepted yet</text:span></text:p>
      <text:p text:style-name="P13"><text:change-start text:change-id="ct40088320"/></text:p>
      <text:p text:style-name="P14"><text:change-end text:change-id="ct40088320"/>SRS_EX003<text:change-start text:change-id="ct40089296"/></text:p>
      <text:p text:style-name="P18"><text:change-end text:change-id="ct40089296"/>This modification has been accepted, the requirement must be detected<text:change-start text:change-id="ct54910400"/></text:p>
      <text:p text:style-name="P17"/>
      <text:p text:style-name="P18">SRS_EX004</text:p>
      <text:p text:style-name="P18">This modification has not been accepted yet<text:change-end text:change-id="ct54910400"/><text:change-start text:change-id="ct70835056"/> but the requirement must already be detected<text:change-end text:change-id="ct708350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Exigence" style:family="paragraph" style:parent-style-name="Standard" style:default-outline-level="">
      <style:text-properties fo:font-size="12pt" fo:font-weight="bold" style:font-size-asian="12pt" style:font-weight-asian="bold"/>
    </style:style>
    <style:style style:name="PUCES_20_NOIRS_20_1" style:display-name="PUCES NOIRS 1" style:family="paragraph" style:parent-style-name="Standard" style:default-outline-level="">
      <style:paragraph-properties fo:margin-top="0cm" fo:margin-bottom="0cm" loext:contextual-spacing="fals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UCES_20_BLANCHES_20_1" style:display-name="PUCES BLANCHES 1" style:family="paragraph" style:parent-style-name="Standard" style:default-outline-level="">
      <style:paragraph-properties fo:margin-top="0cm" fo:margin-bottom="0cm" loext:contextual-spacing="fals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fr" style:country-asian="FR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yle1" style:family="text" style:parent-style-name="Default_20_Paragraph_20_Font">
      <style:text-properties fo:color="#c45911" fo:font-size="12pt" style:font-size-asian="12pt"/>
    </style:style>
    <style:style style:name="Exigence_20_Car" style:display-name="Exigence Car" style:family="text" style:parent-style-name="Default_20_Paragraph_20_Font">
      <style:text-properties fo:font-size="12pt" fo:font-weight="bold" style:font-size-asian="12pt" style:font-weight-asian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margin-left="0.921cm" fo:margin-right="0.635cm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  <style:text-properties fo:color="#808080" fo:font-size="7pt" style:font-size-asian="7pt" style:font-name-complex="Arial1" style:font-size-complex="7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font-style="italic" style:font-size-asian="8pt" style:font-style-asian="italic" style:font-size-complex="8pt" style:font-style-complex="italic"/>
    </style:style>
    <style:style style:name="MT3" style:family="text">
      <style:text-properties fo:font-size="8pt" style:font-size-asian="8pt" style:font-name-complex="Arial1" style:font-size-complex="8pt"/>
    </style:style>
    <style:style style:name="MT4" style:family="text"/>
    <style:page-layout style:name="Mpm1">
      <style:page-layout-properties fo:page-width="21.001cm" fo:page-height="29.7cm" style:num-format="1" style:print-orientation="portrait" fo:margin-top="1cm" fo:margin-bottom="1.25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</text:span><text:span text:style-name="MT2"><text:tab/><text:tab/>Page </text:span><text:span text:style-name="MT2"><text:page-number text:select-page="current">1</text:page-number></text:span><text:span text:style-name="page_20_number"><text:span text:style-name="MT3">/</text:span></text:span><text:span text:style-name="page_20_number"><text:span text:style-name="MT3"><text:page-count>1</text:page-count></text:span></text:span></text:p>
        <text:p text:style-name="MP3"><text:span text:style-name="page_20_number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4:07:00</meta:creation-date>
    <meta:initial-creator>Fabrice Revoyron</meta:initial-creator>
    <dc:language>fr-FR</dc:language>
    <meta:print-date>2016-02-03T10:19:00</meta:print-date>
    <dc:date>2016-08-17T22:34:13.406012234</dc:date>
    <meta:editing-cycles>66</meta:editing-cycles>
    <meta:editing-duration>PT12H18M53S</meta:editing-duration>
    <meta:generator>LibreOffice/5.1.4.2$Linux_X86_64 LibreOffice_project/10m0$Build-2</meta:generator>
    <dc:creator>François Souliers</dc:creator>
    <meta:document-statistic meta:table-count="0" meta:image-count="0" meta:object-count="0" meta:page-count="1" meta:paragraph-count="11" meta:word-count="86" meta:character-count="508" meta:non-whitespace-character-count="4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